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monospace" svg:font-family="monospace"/>
    <style:font-face style:name="serif" svg:font-family="serif"/>
    <style:font-face style:name="Tibetan Machine Uni" svg:font-family="'Tibetan Machine Uni'" style:font-pitch="variable"/>
    <style:font-face style:name="URW Bookman" svg:font-family="'URW Bookman'" style:font-adornments="Light" style:font-pitch="variable"/>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abfb" officeooo:paragraph-rsid="000eabfb"/>
    </style:style>
    <style:style style:name="P2" style:family="paragraph" style:parent-style-name="Standard">
      <style:text-properties fo:font-variant="normal" fo:text-transform="none" fo:color="#000000" style:font-name="URW Bookman" fo:font-size="12pt" fo:letter-spacing="normal" officeooo:rsid="000eabfb" officeooo:paragraph-rsid="000eabfb" style:font-size-asian="12pt" style:font-size-complex="12pt" loext:padding="0in" loext:border="none"/>
    </style:style>
    <style:style style:name="P3" style:family="paragraph" style:parent-style-name="Standard">
      <style:text-properties fo:font-variant="normal" fo:text-transform="none" fo:color="#333333" style:font-name="URW Bookman" fo:font-size="12pt" fo:letter-spacing="normal" officeooo:rsid="000eabfb" officeooo:paragraph-rsid="000eabfb" style:font-size-asian="12pt" style:font-size-complex="12pt" loext:padding="0in" loext:border="none"/>
    </style:style>
    <style:style style:name="P4" style:family="paragraph" style:parent-style-name="Standard">
      <style:text-properties fo:color="#000000" style:font-name="URW Bookman" fo:font-size="12pt" officeooo:rsid="000eabfb" officeooo:paragraph-rsid="000eabfb" style:font-size-asian="12pt" style:font-size-complex="12pt"/>
    </style:style>
    <style:style style:name="P5" style:family="paragraph" style:parent-style-name="Standard">
      <style:text-properties fo:color="#333333" style:font-name="URW Bookman" fo:font-size="12pt" officeooo:rsid="000eabfb" officeooo:paragraph-rsid="000eabfb" style:font-size-asian="12pt" style:font-size-complex="12pt"/>
    </style:style>
    <style:style style:name="P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style:font-size-asian="12pt" style:font-size-complex="12pt" loext:padding="0in" loext:border="none"/>
    </style:style>
    <style:style style:name="P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loext:padding="0in" loext:border="none"/>
    </style:style>
    <style:style style:name="T1" style:family="text">
      <style:text-properties fo:font-style="normal" fo:font-weight="normal"/>
    </style:style>
    <style:style style:name="T2" style:family="text">
      <style:text-properties style:font-name="Arial" fo:font-style="normal" fo:font-weight="normal"/>
    </style:style>
    <style:style style:name="T3" style:family="text">
      <style:text-properties style:font-name="Arial" fo:font-size="12pt" fo:font-style="normal" fo:font-weight="normal"/>
    </style:style>
    <style:style style:name="T4" style:family="text">
      <style:text-properties style:font-name="serif" fo:font-style="normal" fo:font-weight="normal"/>
    </style:style>
    <style:style style:name="T5" style:family="text">
      <style:text-properties style:font-name="serif" fo:font-size="13.5pt" fo:font-style="normal" fo:font-weight="normal"/>
    </style:style>
    <style:style style:name="T6" style:family="text">
      <style:text-properties style:font-name="serif" fo:font-size="9.75pt" fo:font-style="normal" fo:font-weight="normal"/>
    </style:style>
    <style:style style:name="T7" style:family="text">
      <style:text-properties fo:font-size="12pt" fo:font-style="normal" fo:font-weight="normal"/>
    </style:style>
    <style:style style:name="T8" style:family="text">
      <style:text-properties fo:font-size="13.5pt" fo:font-style="normal" fo:font-weight="normal"/>
    </style:style>
    <style:style style:name="T9" style:family="text">
      <style:text-properties fo:font-size="9.75pt" fo:font-style="normal" fo:font-weight="normal"/>
    </style:style>
    <style:style style:name="T10" style:family="text">
      <style:text-properties style:font-name="monospace" fo:font-style="normal" fo:font-weight="normal"/>
    </style:style>
    <style:style style:name="T11" style:family="text">
      <style:text-properties style:font-name="monospace" fo:font-size="9.75pt" fo:font-style="normal" fo:font-weight="normal"/>
    </style:style>
    <style:style style:name="T12" style:family="text">
      <style:text-properties style:font-name="monospace" fo:font-size="13.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1</text:p>
      <text:p text:style-name="P1">Leah Hadeed</text:p>
      <text:p text:style-name="P1"/>
      <text:p text:style-name="P2">▶<text:span text:style-name="T1">Dad las fronteras de decisión de cada algoritmo para loscuatro problemas lógicos en la formaw1·x1+w2·x2+b=0.</text:span></text:p>
      <text:p text:style-name="P2"><text:span text:style-name="T1"/></text:p>
      <text:p text:style-name="P3"><text:span text:style-name="T1">AND : <text:tab/>2(x1) + 3(x2) + (-4) = 0</text:span></text:p>
      <text:p text:style-name="P3"><text:span text:style-name="T1">OR : <text:tab/><text:tab/>2(x1) + 2(x2) + (-1) = 0</text:span></text:p>
      <text:p text:style-name="P3"><text:span text:style-name="T1">NAND : <text:tab/>-3(x1) + -2(x2) + (4) = 0</text:span></text:p>
      <text:p text:style-name="P2"><text:span text:style-name="T1"/></text:p>
      <text:p text:style-name="P2"><text:span text:style-name="T1">▶¿Es posible solucionar todos los problemas? En caso de no serposible: ¿cuál es el problema que no es posible? ¿cómo podríasolucionarse?</text:span></text:p>
      <text:p text:style-name="P6"/>
      <text:p text:style-name="P5">El XOR no es posible solucionarlo porque no es separable linealmente. Este tipo de problema necesita mas capas de procesamiento. Al anadir otra capa, se podria distinguir entre un primer limite por abajo y luego un segundo limite por arriba. </text:p>
      <text:p text:style-name="P5"/>
      <text:p text:style-name="P2">▶<text:span text:style-name="T4">Describid la implementación de ambas redes neuronales.</text:span></text:p>
      <text:p text:style-name="P2"><text:span text:style-name="T4"/></text:p>
      <text:p text:style-name="P2"><text:span text:style-name="T2">▶</text:span><text:span text:style-name="T4">Compara ambas redes, ¿qué sucede con el Error CuadráticoMedio (ECM) en cada una de ellas?.Error cuadrático medio (ECM)=m</text:span><text:span text:style-name="T2">∑</text:span><text:span text:style-name="T4">j</text:span><text:span text:style-name="T10">=</text:span><text:span text:style-name="T4">1(tj</text:span><text:span text:style-name="T2">−</text:span><text:span text:style-name="T4">y_inj)2</text:span></text:p>
      <text:p text:style-name="P2"><text:span text:style-name="T4"/></text:p>
      <text:p text:style-name="P2"><text:span text:style-name="T2">▶</text:span><text:span text:style-name="T4">¿Que influencia presentan en el resultado cada uno de losparámetros que definen el comportamiento de las dos redes?Presentad gráficas que muestren como varía el resultadomodificando un solo parámetro de control (p. ej.: umbral).Utilizad</text:span><text:span text:style-name="T10">problema_real1</text:span><text:span text:style-name="T4">y el Modo 1.</text:span></text:p>
      <text:p text:style-name="P7"/>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monospace" svg:font-family="monospace"/>
    <style:font-face style:name="serif" svg:font-family="serif"/>
    <style:font-face style:name="Tibetan Machine Uni" svg:font-family="'Tibetan Machine Uni'" style:font-pitch="variable"/>
    <style:font-face style:name="URW Bookman" svg:font-family="'URW Bookman'" style:font-adornments="Light" style:font-pitch="variable"/>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2:09:58.880213823</meta:creation-date>
    <dc:date>2021-03-09T22:26:53.050807186</dc:date>
    <meta:editing-duration>PT16M56S</meta:editing-duration>
    <meta:editing-cycles>1</meta:editing-cycles>
    <meta:document-statistic meta:table-count="0" meta:image-count="0" meta:object-count="0" meta:page-count="1" meta:paragraph-count="11" meta:word-count="168" meta:character-count="1057" meta:non-whitespace-character-count="895"/>
    <meta:generator>LibreOffice/6.4.6.2$Linux_X86_64 LibreOffice_project/40$Build-2</meta:generator>
  </office:meta>
</office:document-meta>
</file>